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6000000199A62CB55E1F670FA.png" manifest:media-type="image/png"/>
  <manifest:file-entry manifest:full-path="Pictures/100000000000013600000019F8C74D2D9338A608.pdf" manifest:media-type="application/pdf"/>
  <manifest:file-entry manifest:full-path="Pictures/10000000000001360000002A59BA92BED9A43530.png" manifest:media-type="image/png"/>
  <manifest:file-entry manifest:full-path="Pictures/10000000000001360000002A2A46D00A74AB357C.pdf" manifest:media-type="application/pdf"/>
  <manifest:file-entry manifest:full-path="Pictures/10000000000001360000005E5CD4465D240E3629.pdf" manifest:media-type="application/pdf"/>
  <manifest:file-entry manifest:full-path="Pictures/1000000000000130000002C1FB9B27E6DFD143C5.pdf" manifest:media-type="application/pdf"/>
  <manifest:file-entry manifest:full-path="Pictures/10000000000001360000005ECE5C99A0F47853D1.png" manifest:media-type="image/png"/>
  <manifest:file-entry manifest:full-path="Pictures/1000000000000136000002DE6C7B89C4224545DF.pdf" manifest:media-type="application/pdf"/>
  <manifest:file-entry manifest:full-path="Pictures/10000000000001360000016624F16FF00372AD25.pdf" manifest:media-type="application/pdf"/>
  <manifest:file-entry manifest:full-path="Pictures/1000000000000136000002DEC81F0B02CA4BDAE9.png" manifest:media-type="image/png"/>
  <manifest:file-entry manifest:full-path="Pictures/1000000000000136000001660D0230268D825EEF.png" manifest:media-type="image/png"/>
  <manifest:file-entry manifest:full-path="Pictures/1000000000000130000002C1AA74A550C0806D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e8d4" officeooo:paragraph-rsid="000ce8d4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rrection :</text:p>
      <text:p text:style-name="Standard"><draw:frame draw:style-name="fr1" draw:name="Image4" text:anchor-type="paragraph" svg:x="5.195cm" svg:y="0.3cm" svg:width="6.562cm" svg:height="15.536cm" draw:z-index="3"><draw:image xlink:href="Pictures/1000000000000136000002DE6C7B89C4224545DF.pdf" xlink:type="simple" xlink:show="embed" xlink:actuate="onLoad" loext:mime-type="application/pdf"/><draw:image xlink:href="Pictures/1000000000000136000002DEC81F0B02CA4BDAE9.png" xlink:type="simple" xlink:show="embed" xlink:actuate="onLoad"/></draw:frame><draw:frame draw:style-name="fr1" draw:name="Image1" text:anchor-type="paragraph" svg:x="-1.365cm" svg:y="0.178cm" svg:width="6.562cm" svg:height="7.578cm" draw:z-index="0"><draw:image xlink:href="Pictures/10000000000001360000016624F16FF00372AD25.pdf" xlink:type="simple" xlink:show="embed" xlink:actuate="onLoad" loext:mime-type="application/pdf"/><draw:image xlink:href="Pictures/1000000000000136000001660D0230268D825EEF.png" xlink:type="simple" xlink:show="embed" xlink:actuate="onLoad"/></draw:frame><draw:frame draw:style-name="fr1" draw:name="Image5" text:anchor-type="paragraph" svg:x="11.755cm" svg:y="0.3cm" svg:width="6.435cm" svg:height="14.923cm" draw:z-index="4"><draw:image xlink:href="Pictures/1000000000000130000002C1FB9B27E6DFD143C5.pdf" xlink:type="simple" xlink:show="embed" xlink:actuate="onLoad" loext:mime-type="application/pdf"/><draw:image xlink:href="Pictures/1000000000000130000002C1AA74A550C0806D3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-1.365cm" svg:y="0.452cm" svg:width="6.562cm" svg:height="1.99cm" draw:z-index="1"><draw:image xlink:href="Pictures/10000000000001360000005E5CD4465D240E3629.pdf" xlink:type="simple" xlink:show="embed" xlink:actuate="onLoad" loext:mime-type="application/pdf"/><draw:image xlink:href="Pictures/10000000000001360000005ECE5C99A0F47853D1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3" text:anchor-type="paragraph" svg:x="-1.27cm" svg:y="0.397cm" svg:width="6.562cm" svg:height="0.889cm" draw:z-index="2"><draw:image xlink:href="Pictures/10000000000001360000002A2A46D00A74AB357C.pdf" xlink:type="simple" xlink:show="embed" xlink:actuate="onLoad" loext:mime-type="application/pdf"/><draw:image xlink:href="Pictures/10000000000001360000002A59BA92BED9A43530.png" xlink:type="simple" xlink:show="embed" xlink:actuate="onLoad"/></draw:frame></text:p>
      <text:p text:style-name="Standard"/>
      <text:p text:style-name="Standard"/>
      <text:p text:style-name="Standard"><draw:frame draw:style-name="fr1" draw:name="Image6" text:anchor-type="paragraph" svg:x="5.195cm" svg:y="5.124cm" svg:width="6.562cm" svg:height="0.529cm" draw:z-index="5"><draw:image xlink:href="Pictures/100000000000013600000019F8C74D2D9338A608.pdf" xlink:type="simple" xlink:show="embed" xlink:actuate="onLoad" loext:mime-type="application/pdf"/><draw:image xlink:href="Pictures/1000000000000136000000199A62CB55E1F670FA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3:05:00.762421397</meta:creation-date>
    <dc:date>2020-01-19T13:09:47.783455742</dc:date>
    <meta:editing-duration>PT4M47S</meta:editing-duration>
    <meta:editing-cycles>1</meta:editing-cycles>
    <meta:document-statistic meta:table-count="0" meta:image-count="6" meta:object-count="0" meta:page-count="1" meta:paragraph-count="1" meta:word-count="2" meta:character-count="12" meta:non-whitespace-character-count="11"/>
    <meta:generator>LibreOffice/6.0.7.3$Linux_X86_64 LibreOffice_project/00m0$Build-3</meta:generator>
  </office:meta>
</office:document-meta>
</file>